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Attack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Exploding Barre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ayonet Attachment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See Enemy Health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5% life leech per point</text:p>
      <text:p text:style-name="P8"><text:s text:c="2"/>Points: 5</text:p>
      <text:p text:style-name="P8"/>
      <text:p text:style-name="P8">Upgraded Radar: <text:s/>(unlockable)</text:p>
      <text:p text:style-name="P8"><text:s text:c="2"/>-see enemi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Jetpack Boots</text:p>
      <text:p text:style-name="P8"><text:s text:c="2"/>-Gives you a jetpack you can fire to hover in place</text:p>
      <text:p text:style-name="P8"><text:s text:c="2"/>Points: 1</text:p>
      <text:p text:style-name="P8"/>
      <text:p text:style-name="P8">CC reduction (unlockable)</text:p>
      <text:p text:style-name="P8"><text:s text:c="2"/>+20% CC Reduction</text:p>
      <text:p text:style-name="P8"><text:s text:c="2"/>Points: 3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4H23M7S</meta:editing-duration>
    <meta:editing-cycles>52</meta:editing-cycles>
    <meta:generator>OpenOffice.org/3.4.1$Win32 OpenOffice.org_project/341m1$Build-9593</meta:generator>
    <dc:date>2014-05-18T13:56:49.19</dc:date>
    <meta:document-statistic meta:table-count="0" meta:image-count="0" meta:object-count="0" meta:page-count="4" meta:paragraph-count="114" meta:word-count="591" meta:character-count="4195"/>
    <meta:user-defined meta:name="Info 1"/>
    <meta:user-defined meta:name="Info 2"/>
    <meta:user-defined meta:name="Info 3"/>
    <meta:user-defined meta:name="Info 4"/>
  </office:meta>
</office:document-meta>
</file>